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285in" style:rel-column-width="9732*"/>
    </style:style>
    <style:style style:name="Table1.B" style:family="table-column">
      <style:table-column-properties style:column-width="2.4264in" style:rel-column-width="22959*"/>
    </style:style>
    <style:style style:name="Table1.C" style:family="table-column">
      <style:table-column-properties style:column-width="1.016in" style:rel-column-width="9614*"/>
    </style:style>
    <style:style style:name="Table1.D" style:family="table-column">
      <style:table-column-properties style:column-width="2.4549in" style:rel-column-width="23230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201682" officeooo:paragraph-rsid="00201682" style:font-size-asian="24pt" style:font-name-complex="SolaimanLipi" style:font-size-complex="24pt"/>
    </style:style>
    <style:style style:name="P2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27ef52" officeooo:paragraph-rsid="0027ef52" style:font-size-asian="24pt" style:font-name-complex="SolaimanLipi" style:font-size-complex="24pt"/>
    </style:style>
    <style:style style:name="P3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28f345" officeooo:paragraph-rsid="0028f345" style:font-size-asian="24pt" style:font-name-complex="SolaimanLipi" style:font-size-complex="24pt"/>
    </style:style>
    <style:style style:name="P4" style:family="paragraph" style:parent-style-name="Standard">
      <style:paragraph-properties fo:margin-top="0in" fo:margin-bottom="0.1in" style:contextual-spacing="false" fo:text-align="justify" style:justify-single-word="false"/>
      <style:text-properties style:text-line-through-style="none" style:text-line-through-type="none" style:font-name="SolaimanLipi" fo:font-size="24pt" officeooo:rsid="001c058c" officeooo:paragraph-rsid="001c058c" style:font-size-asian="24pt" style:font-name-complex="SolaimanLipi" style:font-size-complex="24pt"/>
    </style:style>
    <style:style style:name="P5" style:family="paragraph" style:parent-style-name="Standard">
      <style:paragraph-properties fo:margin-top="0in" fo:margin-bottom="0.1in" style:contextual-spacing="false" fo:text-align="justify" style:justify-single-word="false"/>
      <style:text-properties style:text-line-through-style="none" style:text-line-through-type="none" style:font-name="SolaimanLipi" fo:font-size="24pt" officeooo:rsid="001cdf0f" officeooo:paragraph-rsid="001cdf0f" style:font-size-asian="24pt" style:font-name-complex="SolaimanLipi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24pt" officeooo:rsid="0023ea0f" officeooo:paragraph-rsid="0023ea0f" style:font-size-asian="24pt" style:font-name-complex="SolaimanLipi" style:font-size-complex="2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24pt" style:font-size-asian="24pt" style:font-name-complex="SolaimanLipi" style:font-size-complex="2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24pt" officeooo:rsid="0025d42a" officeooo:paragraph-rsid="0025d42a" style:font-size-asian="24pt" style:font-name-complex="SolaimanLipi" style:font-size-complex="2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24pt" officeooo:rsid="002712fb" officeooo:paragraph-rsid="002712fb" style:font-size-asian="24pt" style:font-name-complex="SolaimanLipi" style:font-size-complex="24pt"/>
    </style:style>
    <style:style style:name="P10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201682" officeooo:paragraph-rsid="001c058c" style:font-size-asian="24pt" style:font-name-complex="SolaimanLipi" style:font-size-complex="24pt"/>
    </style:style>
    <style:style style:name="T1" style:family="text">
      <style:text-properties officeooo:rsid="001e9465"/>
    </style:style>
    <style:style style:name="T2" style:family="text">
      <style:text-properties officeooo:rsid="0021d0b2"/>
    </style:style>
    <style:style style:name="T3" style:family="text">
      <style:text-properties style:text-underline-style="none"/>
    </style:style>
    <style:style style:name="T4" style:family="text">
      <style:text-properties officeooo:rsid="0025d42a"/>
    </style:style>
    <style:style style:name="T5" style:family="text">
      <style:text-properties officeooo:rsid="00284ac5"/>
    </style:style>
    <style:style style:name="T6" style:family="text">
      <style:text-properties officeooo:rsid="002ac7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Code</text:p>
          </table:table-cell>
          <table:table-cell table:style-name="Table1.A1" office:value-type="string">
            <text:p text:style-name="P6">Output</text:p>
          </table:table-cell>
          <table:table-cell table:style-name="Table1.A1" office:value-type="string">
            <text:p text:style-name="P6">Code</text:p>
          </table:table-cell>
          <table:table-cell table:style-name="Table1.D1" office:value-type="string">
            <text:p text:style-name="P6">Output</text:p>
          </table:table-cell>
        </table:table-row>
        <table:table-row>
          <table:table-cell table:style-name="Table1.A2" office:value-type="string">
            <text:p text:style-name="P6">\<text:span text:style-name="T4">n</text:span></text:p>
          </table:table-cell>
          <table:table-cell table:style-name="Table1.A2" office:value-type="string">
            <text:p text:style-name="P8">Newline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\t</text:p>
          </table:table-cell>
          <table:table-cell table:style-name="Table1.A2" office:value-type="string">
            <text:p text:style-name="P8">Horizontal tab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\v</text:p>
          </table:table-cell>
          <table:table-cell table:style-name="Table1.A2" office:value-type="string">
            <text:p text:style-name="P9">Vertical tab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</table:table>
      <text:p text:style-name="P1"/>
      <text:p text:style-name="P3">3mBps, 3mbps</text:p>
      <text:p text:style-name="P2">1<text:span text:style-name="T5">B</text:span>yte – 8bits</text:p>
      <text:p text:style-name="P2">bit (binary digit) – 0, 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19:30:39.775000000</meta:creation-date>
    <dc:date>2023-08-23T20:11:59.262000000</dc:date>
    <meta:editing-duration>PT3H6M30S</meta:editing-duration>
    <meta:editing-cycles>39</meta:editing-cycles>
    <meta:generator>LibreOffice/7.4.7.2$Windows_X86_64 LibreOffice_project/723314e595e8007d3cf785c16538505a1c878ca5</meta:generator>
    <meta:document-statistic meta:table-count="1" meta:image-count="0" meta:object-count="0" meta:page-count="1" meta:paragraph-count="13" meta:word-count="21" meta:character-count="109" meta:non-whitespace-character-count="99"/>
  </office:meta>
</office:document-meta>
</file>